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162cm"/>
    </style:style>
    <style:style style:name="gr4" style:family="graphic" style:parent-style-name="standard">
      <style:graphic-properties svg:stroke-color="#ff0000" draw:fill="solid" draw:fill-color="#eb613d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e6e6e6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7.715cm"/>
    </style:style>
    <style:style style:name="gr10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6cm" fo:min-width="7.618cm"/>
    </style:style>
    <style:style style:name="gr12" style:family="graphic" style:parent-style-name="standard">
      <style:graphic-properties svg:stroke-color="#ff420e" draw:fill="solid" draw:fill-color="#eb613d" draw:textarea-horizontal-align="justify" draw:textarea-vertical-align="middle" draw:auto-grow-height="false" fo:min-height="0.75cm" fo:min-width="5.4cm"/>
    </style:style>
    <style:style style:name="P1" style:family="paragraph">
      <loext:graphic-properties draw:fill="solid" draw:fill-color="#ff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line-height="100%" fo:text-align="start"/>
    </style:style>
    <style:style style:name="P5" style:family="paragraph">
      <loext:graphic-properties draw:fill="solid" draw:fill-color="#eb613d"/>
      <style:paragraph-properties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4476b"/>
      <style:paragraph-properties fo:text-align="center"/>
    </style:style>
    <style:style style:name="P8" style:family="paragraph">
      <loext:graphic-properties draw:fill="solid" draw:fill-color="#eb613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8.907cm" svg:x="1.7cm" svg:y="10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411cm" svg:x="1.6cm" svg:y="2.445cm">
          <text:p text:style-name="P2">Kafka-Brok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662cm" svg:height="2.387cm" svg:x="8.3cm" svg:y="3.2cm">
          <draw:text-box>
            <text:p>172.19.43.100:9092 </text:p>
            <text:p>172.19.43.101:9092 </text:p>
            <text:p>172.19.43.102:9092</text:p>
          </draw:text-box>
        </draw:frame>
        <draw:custom-shape draw:style-name="gr4" draw:text-style-name="P5" draw:layer="layout" svg:width="17.5cm" svg:height="1.467cm" svg:x="1.7cm" svg:y="8.763cm">
          <svg:title>Consumer App</svg:title>
          <text:p text:style-name="P4">Consumer App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5cm" svg:y1="5.9cm" svg:x2="4.5cm" svg:y2="8.8cm">
          <text:p/>
        </draw:line>
        <draw:custom-shape draw:style-name="gr6" draw:text-style-name="P1" draw:layer="layout" svg:width="5.2cm" svg:height="2.4cm" svg:x="2.8cm" svg:y="10.9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4cm" svg:x="2.8cm" svg:y="13.3cm">
          <text:p text:style-name="P2">Pars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4cm" svg:x="2.8cm" svg:y="15.7cm">
          <text:p text:style-name="P2">Loader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21cm" svg:height="0.963cm" svg:x="8.99cm" svg:y="11.637cm">
          <draw:text-box>
            <text:p>Get Data json data from broker</text:p>
          </draw:text-box>
        </draw:frame>
        <draw:frame draw:style-name="gr8" draw:text-style-name="P3" draw:layer="layout" svg:width="7.131cm" svg:height="0.963cm" svg:x="8.99cm" svg:y="13.737cm">
          <draw:text-box>
            <text:p>Parser json data to csv </text:p>
          </draw:text-box>
        </draw:frame>
        <draw:frame draw:style-name="gr9" draw:text-style-name="P3" draw:layer="layout" svg:width="8.215cm" svg:height="1.437cm" svg:x="8.969cm" svg:y="16.437cm">
          <draw:text-box>
            <text:p>Load data to oracle <text:s/>“sqlldr”<text:line-break/><text:span text:style-name="T1">-load every 5 minute</text:span></text:p>
          </draw:text-box>
        </draw:frame>
        <draw:custom-shape draw:style-name="gr10" draw:text-style-name="P7" draw:layer="layout" svg:width="4.9cm" svg:height="2.1cm" svg:x="2.8cm" svg:y="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7" draw:layer="layout" svg:width="4.9cm" svg:height="2.1cm" svg:x="2.8cm" svg:y="2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7" draw:layer="layout" svg:width="4.9cm" svg:height="2.1cm" svg:x="2.8cm" svg:y="22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6" draw:layer="layout" svg:x1="5.2cm" svg:y1="19.3cm" svg:x2="5.2cm" svg:y2="22cm">
          <text:p/>
        </draw:line>
        <draw:frame draw:style-name="gr11" draw:text-style-name="P3" draw:layer="layout" svg:width="8.118cm" svg:height="3.316cm" svg:x="9.138cm" svg:y="22.5cm">
          <draw:text-box>
            <text:p>Database : NRTSTGAPPO<text:line-break/><text:span text:style-name="T2">-TGW_CCP</text:span></text:p>
            <text:p><text:span text:style-name="T2">-TGW_AA</text:span></text:p>
          </draw:text-box>
        </draw:frame>
        <draw:custom-shape draw:style-name="gr12" draw:text-style-name="P8" draw:layer="layout" svg:width="5.9cm" svg:height="1cm" svg:x="13.2cm" svg:y="10.3cm">
          <text:p text:style-name="P2"><text:span text:style-name="T3">Config:</text:span><text:span text:style-name="T3"><text:line-break/></text:span><text:span text:style-name="T3">TOPIC_{NAME}.in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Tahoma" style:font-size-asian="24pt" style:language-asian="zh" style:country-asian="CN" style:font-name-complex="Angsana New" style:font-size-complex="24pt" style:language-complex="th" style:country-complex="TH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29:05.93</meta:creation-date>
    <dc:date>2017-12-27T09:12:39.088000000</dc:date>
    <meta:editing-duration>PT4H14M38S</meta:editing-duration>
    <meta:editing-cycles>11</meta:editing-cycles>
    <meta:generator>LibreOffice/5.3.3.2$Windows_x86 LibreOffice_project/3d9a8b4b4e538a85e0782bd6c2d430bafe583448</meta:generator>
    <meta:document-statistic meta:object-count="17"/>
  </office:meta>
</office:document-meta>
</file>